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109.05pt"/>
    </style:style>
    <style:style style:name="co5" style:family="table-column">
      <style:table-column-properties fo:break-before="auto" style:column-width="154.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636.15pt" svg:height="418.2pt" svg:x="224.62pt" svg:y="284.6pt">
            <draw:object draw:notify-on-update-of-ranges="out.A2:out.A21 out.C1:out.C1 out.C2:out.C21 out.A2:out.A21 out.D1:out.D1 out.D2:out.D21 out.A2:out.A21 out.E1:out.E1 out.E2:out.E21 out.A2:out.A21 out.F1:out.F1 out.F2:out.F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ole Fraction of CO</text:p>
          </table:table-cell>
          <table:table-cell office:value-type="string" calcext:value-type="string">
            <text:p>Hydrocarbon production</text:p>
          </table:table-cell>
          <table:table-cell office:value-type="string" calcext:value-type="string">
            <text:p>Coverage fraction of CO</text:p>
          </table:table-cell>
          <table:table-cell office:value-type="string" calcext:value-type="string">
            <text:p>Coverage fraction of H</text:p>
          </table:table-cell>
          <table:table-cell office:value-type="string" calcext:value-type="string">
            <text:p>Coverage fraction of C</text:p>
          </table:table-cell>
          <table:table-cell office:value-type="string" calcext:value-type="string">
            <text:p>Coverage fraction of empty sites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4956" calcext:value-type="float">
            <text:p>4956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89" calcext:value-type="float">
            <text:p>0.008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9108" calcext:value-type="float">
            <text:p>1091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8493" calcext:value-type="float">
            <text:p>0.8493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1314" calcext:value-type="float">
            <text:p>0.131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316073" calcext:value-type="float">
            <text:p>31607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3012" calcext:value-type="float">
            <text:p>0.301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08819" calcext:value-type="float">
            <text:p>508819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4707" calcext:value-type="float">
            <text:p>0.4707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3964" calcext:value-type="float">
            <text:p>0.396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01207" calcext:value-type="float">
            <text:p>301207</text:p>
          </table:table-cell>
          <table:table-cell office:value-type="float" office:value="0.7167" calcext:value-type="float">
            <text:p>0.7167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0985" calcext:value-type="float">
            <text:p>0.098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1266" calcext:value-type="float">
            <text:p>0.1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1345" calcext:value-type="float">
            <text:p>0.1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1361" calcext:value-type="float">
            <text:p>0.1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24" calcext:value-type="float">
            <text:p>0.024</text:p>
          </table:table-cell>
          <table:table-cell office:value-type="float" office:value="0.1365" calcext:value-type="float">
            <text:p>0.1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1372" calcext:value-type="float">
            <text:p>0.1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8442" calcext:value-type="float">
            <text:p>0.8442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1305" calcext:value-type="float">
            <text:p>0.1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1218" calcext:value-type="float">
            <text:p>0.1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8569" calcext:value-type="float">
            <text:p>0.8569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1174" calcext:value-type="float">
            <text:p>0.1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069" calcext:value-type="float">
            <text:p>0.1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8887" calcext:value-type="float">
            <text:p>0.8887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921" calcext:value-type="float">
            <text:p>0.0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798" calcext:value-type="float">
            <text:p>0.0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639" calcext:value-type="float">
            <text:p>0.0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499" calcext:value-type="float">
            <text:p>0.9499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453" calcext:value-type="float">
            <text:p>0.0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9745" calcext:value-type="float">
            <text:p>0.974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241" calcext:value-type="float">
            <text:p>0.0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 style:data-style-name="N2" text:time-value="14:32:30.5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8T14:37:12.207000000</dc:date>
    <meta:editing-duration>PT11M6S</meta:editing-duration>
    <meta:editing-cycles>2</meta:editing-cycles>
    <meta:generator>LibreOffice/6.2.2.2$Windows_X86_64 LibreOffice_project/2b840030fec2aae0fd2658d8d4f9548af4e3518d</meta:generator>
    <meta:document-statistic meta:table-count="1" meta:cell-count="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43cm" svg:height="14.754cm" xlink:href=".." xlink:type="simple" chart:class="chart:scatter" chart:style-name="ch1">
        <chart:title svg:x="7.076cm" svg:y="0.431cm" chart:style-name="ch2">
          <text:p>Results for desorption of chains of size 2</text:p>
        </chart:title>
        <chart:legend chart:legend-position="end" svg:x="16.098cm" svg:y="6.331cm" style:legend-expansion="high" chart:style-name="ch3"/>
        <chart:plot-area chart:style-name="ch4" table:cell-range-address="out.A2:out.A21 out.C1:out.F21" chart:data-source-has-labels="row" svg:x="0.448cm" svg:y="1.505cm" svg:width="15.202cm" svg:height="11.973cm">
          <chartooo:coordinate-region svg:x="1.175cm" svg:y="1.705cm" svg:width="14.235cm" svg:height="11.126cm"/>
          <chart:axis chart:dimension="x" chart:name="primary-x" chart:style-name="ch5">
            <chart:title svg:x="6.616cm" svg:y="13.773cm" chart:style-name="ch6">
              <text:p>Mole fraction of CO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out.C2:out.C21" chart:label-cell-address="out.C1:out.C1" chart:class="chart:scatter">
            <chart:domain table:cell-range-address="out.A2:out.A21"/>
            <chart:data-point chart:repeated="20"/>
          </chart:series>
          <chart:series chart:style-name="ch9" chart:values-cell-range-address="out.D2:out.D21" chart:label-cell-address="out.D1:out.D1" chart:class="chart:scatter">
            <chart:data-point chart:repeated="20"/>
          </chart:series>
          <chart:series chart:style-name="ch10" chart:values-cell-range-address="out.E2:out.E21" chart:label-cell-address="out.E1:out.E1" chart:class="chart:scatter">
            <chart:data-point chart:repeated="20"/>
          </chart:series>
          <chart:series chart:style-name="ch11" chart:values-cell-range-address="out.F2:out.F21" chart:label-cell-address="out.F1:out.F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verage fraction of CO</text:p>
                <draw:g>
                  <svg:desc>out.C1:out.C1</svg:desc>
                </draw:g>
              </table:table-cell>
              <table:table-cell office:value-type="string">
                <text:p>Coverage fraction of H</text:p>
                <draw:g>
                  <svg:desc>out.D1:out.D1</svg:desc>
                </draw:g>
              </table:table-cell>
              <table:table-cell office:value-type="string">
                <text:p>Coverage fraction of C</text:p>
                <draw:g>
                  <svg:desc>out.E1:out.E1</svg:desc>
                </draw:g>
              </table:table-cell>
              <table:table-cell office:value-type="string">
                <text:p>Coverage fraction of empty sites</text:p>
                <draw:g>
                  <svg:desc>out.F1:ou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out.A2:out.A21</svg:desc>
                </draw:g>
              </table:table-cell>
              <table:table-cell office:value-type="float" office:value="0">
                <text:p>0</text:p>
                <draw:g>
                  <svg:desc>out.C2:out.C21</svg:desc>
                </draw:g>
              </table:table-cell>
              <table:table-cell office:value-type="float" office:value="0.99">
                <text:p>0.99</text:p>
                <draw:g>
                  <svg:desc>out.D2:out.D21</svg:desc>
                </draw:g>
              </table:table-cell>
              <table:table-cell office:value-type="float" office:value="0.0011">
                <text:p>0.0011</text:p>
                <draw:g>
                  <svg:desc>out.E2:out.E21</svg:desc>
                </draw:g>
              </table:table-cell>
              <table:table-cell office:value-type="float" office:value="0.0089">
                <text:p>0.0089</text:p>
                <draw:g>
                  <svg:desc>out.F2:out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006">
                <text:p>0.0006</text:p>
              </table:table-cell>
              <table:table-cell office:value-type="float" office:value="0.8493">
                <text:p>0.8493</text:p>
              </table:table-cell>
              <table:table-cell office:value-type="float" office:value="0.0187">
                <text:p>0.0187</text:p>
              </table:table-cell>
              <table:table-cell office:value-type="float" office:value="0.1314">
                <text:p>0.13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0.0051">
                <text:p>0.0051</text:p>
              </table:table-cell>
              <table:table-cell office:value-type="float" office:value="0.6379">
                <text:p>0.6379</text:p>
              </table:table-cell>
              <table:table-cell office:value-type="float" office:value="0.0558">
                <text:p>0.0558</text:p>
              </table:table-cell>
              <table:table-cell office:value-type="float" office:value="0.3012">
                <text:p>0.3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0298">
                <text:p>0.0298</text:p>
              </table:table-cell>
              <table:table-cell office:value-type="float" office:value="0.4707">
                <text:p>0.4707</text:p>
              </table:table-cell>
              <table:table-cell office:value-type="float" office:value="0.1031">
                <text:p>0.1031</text:p>
              </table:table-cell>
              <table:table-cell office:value-type="float" office:value="0.3964">
                <text:p>0.3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7167">
                <text:p>0.7167</text:p>
              </table:table-cell>
              <table:table-cell office:value-type="float" office:value="0.0745">
                <text:p>0.0745</text:p>
              </table:table-cell>
              <table:table-cell office:value-type="float" office:value="0.1103">
                <text:p>0.1103</text:p>
              </table:table-cell>
              <table:table-cell office:value-type="float" office:value="0.0985">
                <text:p>0.0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8515">
                <text:p>0.8515</text:p>
              </table:table-cell>
              <table:table-cell office:value-type="float" office:value="0.0219">
                <text:p>0.0219</text:p>
              </table:table-cell>
              <table:table-cell office:value-type="float" office:value="0.1266">
                <text:p>0.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">
                <text:p>0.35</text:p>
              </table:table-cell>
              <table:table-cell office:value-type="float" office:value="0.838">
                <text:p>0.838</text:p>
              </table:table-cell>
              <table:table-cell office:value-type="float" office:value="0.0275">
                <text:p>0.0275</text:p>
              </table:table-cell>
              <table:table-cell office:value-type="float" office:value="0.1345">
                <text:p>0.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0.8387">
                <text:p>0.8387</text:p>
              </table:table-cell>
              <table:table-cell office:value-type="float" office:value="0.0252">
                <text:p>0.0252</text:p>
              </table:table-cell>
              <table:table-cell office:value-type="float" office:value="0.1361">
                <text:p>0.1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">
                <text:p>0.45</text:p>
              </table:table-cell>
              <table:table-cell office:value-type="float" office:value="0.8395">
                <text:p>0.8395</text:p>
              </table:table-cell>
              <table:table-cell office:value-type="float" office:value="0.024">
                <text:p>0.024</text:p>
              </table:table-cell>
              <table:table-cell office:value-type="float" office:value="0.1365">
                <text:p>0.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8364">
                <text:p>0.8364</text:p>
              </table:table-cell>
              <table:table-cell office:value-type="float" office:value="0.0264">
                <text:p>0.0264</text:p>
              </table:table-cell>
              <table:table-cell office:value-type="float" office:value="0.1372">
                <text:p>0.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">
                <text:p>0.55</text:p>
              </table:table-cell>
              <table:table-cell office:value-type="float" office:value="0.8442">
                <text:p>0.8442</text:p>
              </table:table-cell>
              <table:table-cell office:value-type="float" office:value="0.0253">
                <text:p>0.0253</text:p>
              </table:table-cell>
              <table:table-cell office:value-type="float" office:value="0.1305">
                <text:p>0.1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0.8544">
                <text:p>0.8544</text:p>
              </table:table-cell>
              <table:table-cell office:value-type="float" office:value="0.0238">
                <text:p>0.0238</text:p>
              </table:table-cell>
              <table:table-cell office:value-type="float" office:value="0.1218">
                <text:p>0.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">
                <text:p>0.65</text:p>
              </table:table-cell>
              <table:table-cell office:value-type="float" office:value="0.8569">
                <text:p>0.8569</text:p>
              </table:table-cell>
              <table:table-cell office:value-type="float" office:value="0.0257">
                <text:p>0.0257</text:p>
              </table:table-cell>
              <table:table-cell office:value-type="float" office:value="0.1174">
                <text:p>0.1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0.8701">
                <text:p>0.8701</text:p>
              </table:table-cell>
              <table:table-cell office:value-type="float" office:value="0.023">
                <text:p>0.023</text:p>
              </table:table-cell>
              <table:table-cell office:value-type="float" office:value="0.1069">
                <text:p>0.1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">
                <text:p>0.75</text:p>
              </table:table-cell>
              <table:table-cell office:value-type="float" office:value="0.8887">
                <text:p>0.8887</text:p>
              </table:table-cell>
              <table:table-cell office:value-type="float" office:value="0.0192">
                <text:p>0.0192</text:p>
              </table:table-cell>
              <table:table-cell office:value-type="float" office:value="0.0921">
                <text:p>0.0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0.9073">
                <text:p>0.9073</text:p>
              </table:table-cell>
              <table:table-cell office:value-type="float" office:value="0.0129">
                <text:p>0.0129</text:p>
              </table:table-cell>
              <table:table-cell office:value-type="float" office:value="0.0798">
                <text:p>0.0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">
                <text:p>0.85</text:p>
              </table:table-cell>
              <table:table-cell office:value-type="float" office:value="0.9259">
                <text:p>0.9259</text:p>
              </table:table-cell>
              <table:table-cell office:value-type="float" office:value="0.0102">
                <text:p>0.0102</text:p>
              </table:table-cell>
              <table:table-cell office:value-type="float" office:value="0.0639">
                <text:p>0.0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0.9499">
                <text:p>0.9499</text:p>
              </table:table-cell>
              <table:table-cell office:value-type="float" office:value="0.0048">
                <text:p>0.0048</text:p>
              </table:table-cell>
              <table:table-cell office:value-type="float" office:value="0.0453">
                <text:p>0.0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5">
                <text:p>0.95</text:p>
              </table:table-cell>
              <table:table-cell office:value-type="float" office:value="0.9745">
                <text:p>0.9745</text:p>
              </table:table-cell>
              <table:table-cell office:value-type="float" office:value="0.0014">
                <text:p>0.0014</text:p>
              </table:table-cell>
              <table:table-cell office:value-type="float" office:value="0.0241">
                <text:p>0.0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